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_2" table:style-name="ta1">
        <table:shapes>
          <draw:frame draw:z-index="0" draw:style-name="gr1" draw:text-style-name="P1" svg:width="1038.3pt" svg:height="572.23pt" svg:x="24.72pt" svg:y="262.77pt">
            <loext:p draw:notify-on-update-of-ranges="Sheet1_2_2.B2:Sheet1_2_2.J2 Sheet1_2_2.B2:Sheet1_2_2.J2 Sheet1_2_2.A4:Sheet1_2_2.A4 Sheet1_2_2.B4:Sheet1_2_2.J4 Sheet1_2_2.B2:Sheet1_2_2.J2 Sheet1_2_2.A6:Sheet1_2_2.A6 Sheet1_2_2.B6:Sheet1_2_2.J6 Sheet1_2_2.B2:Sheet1_2_2.J2 Sheet1_2_2.A8:Sheet1_2_2.A8 Sheet1_2_2.B8:Sheet1_2_2.J8 Sheet1_2_2.B2:Sheet1_2_2.J2 Sheet1_2_2.A12:Sheet1_2_2.A12 Sheet1_2_2.B12:Sheet1_2_2.J12 Sheet1_2_2.B2:Sheet1_2_2.J2 Sheet1_2_2.A16:Sheet1_2_2.A16 Sheet1_2_2.B16:Sheet1_2_2.J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nteCarlo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2.1278887" calcext:value-type="float">
            <text:p>2.13</text:p>
          </table:table-cell>
          <table:table-cell office:value-type="float" office:value="51.6457527" calcext:value-type="float">
            <text:p>51.65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2522435188294" calcext:value-type="float">
            <text:p>80.25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9576079845428" calcext:value-type="float">
            <text:p>47.9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154900550842" calcext:value-type="float">
            <text:p>26.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6867184638977" calcext:value-type="float">
            <text:p>22.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286046028137" calcext:value-type="float">
            <text:p>19.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8019654750824" calcext:value-type="float">
            <text:p>18.8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2001593112946" calcext:value-type="float">
            <text:p>18.2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076518535614" calcext:value-type="float">
            <text:p>17.0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2284696102142" calcext:value-type="float">
            <text:p>17.2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5200188159943" calcext:value-type="float">
            <text:p>15.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7249538898468" calcext:value-type="float">
            <text:p>15.7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5520086288452" calcext:value-type="float">
            <text:p>15.5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0831563472748" calcext:value-type="float">
            <text:p>15.0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2395114898682" calcext:value-type="float">
            <text:p>16.24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0858738422394" calcext:value-type="float">
            <text:p>17.0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875584602356" calcext:value-type="float">
            <text:p>16.8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9229283332825" calcext:value-type="float">
            <text:p>18.92</text:p>
          </table:table-cell>
          <table:table-cell table:number-columns-repeated="8"/>
        </table:table-row>
      </table:table>
      <table:table table:name="Sheet1_2" table:style-name="ta1">
        <table:shapes>
          <draw:frame draw:z-index="0" draw:style-name="gr1" draw:text-style-name="P1" svg:width="1038.3pt" svg:height="572.23pt" svg:x="24.72pt" svg:y="262.77pt">
            <loext:p draw:notify-on-update-of-ranges="Sheet1_2.A2:Sheet1_2.A2 Sheet1_2.B2:Sheet1_2.J2 Sheet1_2.A4:Sheet1_2.A4 Sheet1_2.B4:Sheet1_2.J4 Sheet1_2.A6:Sheet1_2.A6 Sheet1_2.B6:Sheet1_2.J6 Sheet1_2.A8:Sheet1_2.A8 Sheet1_2.B8:Sheet1_2.J8 Sheet1_2.A12:Sheet1_2.A12 Sheet1_2.B12:Sheet1_2.J12 Sheet1_2.A16:Sheet1_2.A16 Sheet1_2.B16:Sheet1_2.J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uckBoost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1773734092712" calcext:value-type="float">
            <text:p>7.32</text:p>
          </table:table-cell>
          <table:table-cell office:value-type="float" office:value="18.7211608886719" calcext:value-type="float">
            <text:p>18.72</text:p>
          </table:table-cell>
          <table:table-cell office:value-type="float" office:value="34.6288979053497" calcext:value-type="float">
            <text:p>34.63</text:p>
          </table:table-cell>
          <table:table-cell office:value-type="float" office:value="47.9199917316437" calcext:value-type="float">
            <text:p>47.92</text:p>
          </table:table-cell>
          <table:table-cell office:value-type="float" office:value="76.9404544830322" calcext:value-type="float">
            <text:p>76.94</text:p>
          </table:table-cell>
          <table:table-cell office:value-type="float" office:value="168.237868785858" calcext:value-type="float">
            <text:p>168.24</text:p>
          </table:table-cell>
          <table:table-cell office:value-type="float" office:value="316.682108163834" calcext:value-type="float">
            <text:p>316.68</text:p>
          </table:table-cell>
          <table:table-cell office:value-type="float" office:value="480.661802768707" calcext:value-type="float">
            <text:p>480.66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8751664161682" calcext:value-type="float">
            <text:p>7.49</text:p>
          </table:table-cell>
          <table:table-cell office:value-type="float" office:value="8.41971802711487" calcext:value-type="float">
            <text:p>8.42</text:p>
          </table:table-cell>
          <table:table-cell office:value-type="float" office:value="16.8046264648438" calcext:value-type="float">
            <text:p>16.80</text:p>
          </table:table-cell>
          <table:table-cell office:value-type="float" office:value="23.2292377948761" calcext:value-type="float">
            <text:p>23.23</text:p>
          </table:table-cell>
          <table:table-cell office:value-type="float" office:value="43.0355150699616" calcext:value-type="float">
            <text:p>43.04</text:p>
          </table:table-cell>
          <table:table-cell office:value-type="float" office:value="86.926064491272" calcext:value-type="float">
            <text:p>86.93</text:p>
          </table:table-cell>
          <table:table-cell office:value-type="float" office:value="160.242966413498" calcext:value-type="float">
            <text:p>160.24</text:p>
          </table:table-cell>
          <table:table-cell office:value-type="float" office:value="251.352053403854" calcext:value-type="float">
            <text:p>251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6976761817932" calcext:value-type="float">
            <text:p>8.67</text:p>
          </table:table-cell>
          <table:table-cell office:value-type="float" office:value="7.71683096885681" calcext:value-type="float">
            <text:p>7.72</text:p>
          </table:table-cell>
          <table:table-cell office:value-type="float" office:value="10.2712635993958" calcext:value-type="float">
            <text:p>10.27</text:p>
          </table:table-cell>
          <table:table-cell office:value-type="float" office:value="23.2292377948761" calcext:value-type="float">
            <text:p>23.23</text:p>
          </table:table-cell>
          <table:table-cell office:value-type="float" office:value="25.546168088913" calcext:value-type="float">
            <text:p>25.55</text:p>
          </table:table-cell>
          <table:table-cell office:value-type="float" office:value="43.9990746974945" calcext:value-type="float">
            <text:p>44.00</text:p>
          </table:table-cell>
          <table:table-cell office:value-type="float" office:value="85.9071164131165" calcext:value-type="float">
            <text:p>85.91</text:p>
          </table:table-cell>
          <table:table-cell office:value-type="float" office:value="126.602363109589" calcext:value-type="float">
            <text:p>126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3510475158691" calcext:value-type="float">
            <text:p>7.54</text:p>
          </table:table-cell>
          <table:table-cell office:value-type="float" office:value="9.62225413322449" calcext:value-type="float">
            <text:p>9.62</text:p>
          </table:table-cell>
          <table:table-cell office:value-type="float" office:value="10.8076875209808" calcext:value-type="float">
            <text:p>10.81</text:p>
          </table:table-cell>
          <table:table-cell office:value-type="float" office:value="9.2652633190155" calcext:value-type="float">
            <text:p>9.27</text:p>
          </table:table-cell>
          <table:table-cell office:value-type="float" office:value="16.6072332859039" calcext:value-type="float">
            <text:p>16.61</text:p>
          </table:table-cell>
          <table:table-cell office:value-type="float" office:value="33.1396877765656" calcext:value-type="float">
            <text:p>33.14</text:p>
          </table:table-cell>
          <table:table-cell office:value-type="float" office:value="57.6336750984192" calcext:value-type="float">
            <text:p>57.63</text:p>
          </table:table-cell>
          <table:table-cell office:value-type="float" office:value="87.322416305542" calcext:value-type="float">
            <text:p>87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1076331138611" calcext:value-type="float">
            <text:p>8.11</text:p>
          </table:table-cell>
          <table:table-cell office:value-type="float" office:value="7.78544425964356" calcext:value-type="float">
            <text:p>7.79</text:p>
          </table:table-cell>
          <table:table-cell office:value-type="float" office:value="8.83989071846008" calcext:value-type="float">
            <text:p>8.84</text:p>
          </table:table-cell>
          <table:table-cell office:value-type="float" office:value="10.1910948753357" calcext:value-type="float">
            <text:p>10.19</text:p>
          </table:table-cell>
          <table:table-cell office:value-type="float" office:value="17.9309556484222" calcext:value-type="float">
            <text:p>17.93</text:p>
          </table:table-cell>
          <table:table-cell office:value-type="float" office:value="25.248176574707" calcext:value-type="float">
            <text:p>25.25</text:p>
          </table:table-cell>
          <table:table-cell office:value-type="float" office:value="45.822979927063" calcext:value-type="float">
            <text:p>45.82</text:p>
          </table:table-cell>
          <table:table-cell office:value-type="float" office:value="70.0195863246918" calcext:value-type="float">
            <text:p>70.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9918775558472" calcext:value-type="float">
            <text:p>8.70</text:p>
          </table:table-cell>
          <table:table-cell office:value-type="float" office:value="7.6122567653656" calcext:value-type="float">
            <text:p>7.61</text:p>
          </table:table-cell>
          <table:table-cell office:value-type="float" office:value="8.02637052536011" calcext:value-type="float">
            <text:p>8.03</text:p>
          </table:table-cell>
          <table:table-cell office:value-type="float" office:value="8.99384689331055" calcext:value-type="float">
            <text:p>8.99</text:p>
          </table:table-cell>
          <table:table-cell office:value-type="float" office:value="11.2653825283051" calcext:value-type="float">
            <text:p>11.27</text:p>
          </table:table-cell>
          <table:table-cell office:value-type="float" office:value="19.1099271774292" calcext:value-type="float">
            <text:p>19.11</text:p>
          </table:table-cell>
          <table:table-cell office:value-type="float" office:value="40.516827583313" calcext:value-type="float">
            <text:p>40.52</text:p>
          </table:table-cell>
          <table:table-cell office:value-type="float" office:value="57.496904373169" calcext:value-type="float">
            <text:p>57.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62000250816345" calcext:value-type="float">
            <text:p>8.62</text:p>
          </table:table-cell>
          <table:table-cell office:value-type="float" office:value="8.53104114532471" calcext:value-type="float">
            <text:p>8.53</text:p>
          </table:table-cell>
          <table:table-cell office:value-type="float" office:value="9.5262234210968" calcext:value-type="float">
            <text:p>9.53</text:p>
          </table:table-cell>
          <table:table-cell office:value-type="float" office:value="9.28049468994141" calcext:value-type="float">
            <text:p>9.28</text:p>
          </table:table-cell>
          <table:table-cell office:value-type="float" office:value="10.7899434566498" calcext:value-type="float">
            <text:p>10.79</text:p>
          </table:table-cell>
          <table:table-cell office:value-type="float" office:value="20.1787300109863" calcext:value-type="float">
            <text:p>20.18</text:p>
          </table:table-cell>
          <table:table-cell office:value-type="float" office:value="34.4234066009521" calcext:value-type="float">
            <text:p>34.42</text:p>
          </table:table-cell>
          <table:table-cell office:value-type="float" office:value="51.3743894100189" calcext:value-type="float">
            <text:p>51.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2000250816345" calcext:value-type="float">
            <text:p>8.62</text:p>
          </table:table-cell>
          <table:table-cell office:value-type="float" office:value="8.53104114532471" calcext:value-type="float">
            <text:p>8.53</text:p>
          </table:table-cell>
          <table:table-cell office:value-type="float" office:value="9.15826630592346" calcext:value-type="float">
            <text:p>9.16</text:p>
          </table:table-cell>
          <table:table-cell office:value-type="float" office:value="10.8058266639709" calcext:value-type="float">
            <text:p>10.81</text:p>
          </table:table-cell>
          <table:table-cell office:value-type="float" office:value="10.5386226177216" calcext:value-type="float">
            <text:p>10.54</text:p>
          </table:table-cell>
          <table:table-cell office:value-type="float" office:value="19.4474904537201" calcext:value-type="float">
            <text:p>19.45</text:p>
          </table:table-cell>
          <table:table-cell office:value-type="float" office:value="31.4793584346771" calcext:value-type="float">
            <text:p>31.48</text:p>
          </table:table-cell>
          <table:table-cell office:value-type="float" office:value="44.8053274154663" calcext:value-type="float">
            <text:p>44.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6478481292725" calcext:value-type="float">
            <text:p>7.26</text:p>
          </table:table-cell>
          <table:table-cell office:value-type="float" office:value="9.14463782310486" calcext:value-type="float">
            <text:p>9.14</text:p>
          </table:table-cell>
          <table:table-cell office:value-type="float" office:value="8.07194995880127" calcext:value-type="float">
            <text:p>8.07</text:p>
          </table:table-cell>
          <table:table-cell office:value-type="float" office:value="10.6748781204224" calcext:value-type="float">
            <text:p>10.67</text:p>
          </table:table-cell>
          <table:table-cell office:value-type="float" office:value="10.6790103912354" calcext:value-type="float">
            <text:p>10.68</text:p>
          </table:table-cell>
          <table:table-cell office:value-type="float" office:value="20.5595805644989" calcext:value-type="float">
            <text:p>20.56</text:p>
          </table:table-cell>
          <table:table-cell office:value-type="float" office:value="30.8513419628143" calcext:value-type="float">
            <text:p>30.85</text:p>
          </table:table-cell>
          <table:table-cell office:value-type="float" office:value="44.6516883373261" calcext:value-type="float">
            <text:p>44.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36513042449951" calcext:value-type="float">
            <text:p>7.37</text:p>
          </table:table-cell>
          <table:table-cell office:value-type="float" office:value="10.3146080970764" calcext:value-type="float">
            <text:p>10.31</text:p>
          </table:table-cell>
          <table:table-cell office:value-type="float" office:value="10.343935251236" calcext:value-type="float">
            <text:p>10.34</text:p>
          </table:table-cell>
          <table:table-cell office:value-type="float" office:value="11.0030045509338" calcext:value-type="float">
            <text:p>11.00</text:p>
          </table:table-cell>
          <table:table-cell office:value-type="float" office:value="11.9342565536499" calcext:value-type="float">
            <text:p>11.93</text:p>
          </table:table-cell>
          <table:table-cell office:value-type="float" office:value="14.8789529800415" calcext:value-type="float">
            <text:p>14.88</text:p>
          </table:table-cell>
          <table:table-cell office:value-type="float" office:value="27.8712363243103" calcext:value-type="float">
            <text:p>27.87</text:p>
          </table:table-cell>
          <table:table-cell office:value-type="float" office:value="41.0621972084045" calcext:value-type="float">
            <text:p>41.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23164439201355" calcext:value-type="float">
            <text:p>7.23</text:p>
          </table:table-cell>
          <table:table-cell office:value-type="float" office:value="9.40790963172913" calcext:value-type="float">
            <text:p>9.41</text:p>
          </table:table-cell>
          <table:table-cell office:value-type="float" office:value="9.53002500534058" calcext:value-type="float">
            <text:p>9.53</text:p>
          </table:table-cell>
          <table:table-cell office:value-type="float" office:value="9.89839935302734" calcext:value-type="float">
            <text:p>9.90</text:p>
          </table:table-cell>
          <table:table-cell office:value-type="float" office:value="10.4657936096191" calcext:value-type="float">
            <text:p>10.47</text:p>
          </table:table-cell>
          <table:table-cell office:value-type="float" office:value="15.0876958370209" calcext:value-type="float">
            <text:p>15.09</text:p>
          </table:table-cell>
          <table:table-cell office:value-type="float" office:value="26.6943838596344" calcext:value-type="float">
            <text:p>26.69</text:p>
          </table:table-cell>
          <table:table-cell office:value-type="float" office:value="41.0428040027618" calcext:value-type="float">
            <text:p>41.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29987573623657" calcext:value-type="float">
            <text:p>7.30</text:p>
          </table:table-cell>
          <table:table-cell office:value-type="float" office:value="7.86568665504456" calcext:value-type="float">
            <text:p>7.87</text:p>
          </table:table-cell>
          <table:table-cell office:value-type="float" office:value="8.08606243133545" calcext:value-type="float">
            <text:p>8.09</text:p>
          </table:table-cell>
          <table:table-cell office:value-type="float" office:value="9.71875977516174" calcext:value-type="float">
            <text:p>9.72</text:p>
          </table:table-cell>
          <table:table-cell office:value-type="float" office:value="9.90230798721314" calcext:value-type="float">
            <text:p>9.90</text:p>
          </table:table-cell>
          <table:table-cell office:value-type="float" office:value="14.1381902694702" calcext:value-type="float">
            <text:p>14.14</text:p>
          </table:table-cell>
          <table:table-cell office:value-type="float" office:value="28.0895442962646" calcext:value-type="float">
            <text:p>28.09</text:p>
          </table:table-cell>
          <table:table-cell office:value-type="float" office:value="39.2853915691376" calcext:value-type="float">
            <text:p>39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35195016860962" calcext:value-type="float">
            <text:p>7.35</text:p>
          </table:table-cell>
          <table:table-cell office:value-type="float" office:value="9.02227735519409" calcext:value-type="float">
            <text:p>9.02</text:p>
          </table:table-cell>
          <table:table-cell office:value-type="float" office:value="8.15939283370972" calcext:value-type="float">
            <text:p>8.16</text:p>
          </table:table-cell>
          <table:table-cell office:value-type="float" office:value="9.52484154701233" calcext:value-type="float">
            <text:p>9.52</text:p>
          </table:table-cell>
          <table:table-cell office:value-type="float" office:value="10.2180941104889" calcext:value-type="float">
            <text:p>10.22</text:p>
          </table:table-cell>
          <table:table-cell office:value-type="float" office:value="14.4438331127167" calcext:value-type="float">
            <text:p>14.44</text:p>
          </table:table-cell>
          <table:table-cell office:value-type="float" office:value="28.5001559257507" calcext:value-type="float">
            <text:p>28.50</text:p>
          </table:table-cell>
          <table:table-cell office:value-type="float" office:value="36.3321528434753" calcext:value-type="float">
            <text:p>36.3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2065992355347" calcext:value-type="float">
            <text:p>7.52</text:p>
          </table:table-cell>
          <table:table-cell office:value-type="float" office:value="7.88046598434448" calcext:value-type="float">
            <text:p>7.88</text:p>
          </table:table-cell>
          <table:table-cell office:value-type="float" office:value="7.70352840423584" calcext:value-type="float">
            <text:p>7.70</text:p>
          </table:table-cell>
          <table:table-cell office:value-type="float" office:value="8.80917382240295" calcext:value-type="float">
            <text:p>8.81</text:p>
          </table:table-cell>
          <table:table-cell office:value-type="float" office:value="11.4533224105835" calcext:value-type="float">
            <text:p>11.45</text:p>
          </table:table-cell>
          <table:table-cell office:value-type="float" office:value="14.6972842216492" calcext:value-type="float">
            <text:p>14.70</text:p>
          </table:table-cell>
          <table:table-cell office:value-type="float" office:value="27.355220079422" calcext:value-type="float">
            <text:p>27.36</text:p>
          </table:table-cell>
          <table:table-cell office:value-type="float" office:value="35.2107005119324" calcext:value-type="float">
            <text:p>35.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47195935249329" calcext:value-type="float">
            <text:p>9.47</text:p>
          </table:table-cell>
          <table:table-cell office:value-type="float" office:value="7.5975615978241" calcext:value-type="float">
            <text:p>7.60</text:p>
          </table:table-cell>
          <table:table-cell office:value-type="float" office:value="7.59855890274048" calcext:value-type="float">
            <text:p>7.60</text:p>
          </table:table-cell>
          <table:table-cell office:value-type="float" office:value="8.04241847991943" calcext:value-type="float">
            <text:p>8.04</text:p>
          </table:table-cell>
          <table:table-cell office:value-type="float" office:value="72.6886706352234" calcext:value-type="float">
            <text:p>72.69</text:p>
          </table:table-cell>
          <table:table-cell office:value-type="float" office:value="14.3004102706909" calcext:value-type="float">
            <text:p>14.30</text:p>
          </table:table-cell>
          <table:table-cell office:value-type="float" office:value="27.19127202034" calcext:value-type="float">
            <text:p>27.19</text:p>
          </table:table-cell>
          <table:table-cell office:value-type="float" office:value="105.865424633026" calcext:value-type="float">
            <text:p>105.8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92843437194824" calcext:value-type="float">
            <text:p>7.93</text:p>
          </table:table-cell>
          <table:table-cell office:value-type="float" office:value="7.57656860351563" calcext:value-type="float">
            <text:p>7.58</text:p>
          </table:table-cell>
          <table:table-cell office:value-type="float" office:value="10.2138075828552" calcext:value-type="float">
            <text:p>10.21</text:p>
          </table:table-cell>
          <table:table-cell office:value-type="float" office:value="9.7108838558197" calcext:value-type="float">
            <text:p>9.71</text:p>
          </table:table-cell>
          <table:table-cell office:value-type="float" office:value="11.2094023227692" calcext:value-type="float">
            <text:p>11.21</text:p>
          </table:table-cell>
          <table:table-cell office:value-type="float" office:value="14.6023137569427" calcext:value-type="float">
            <text:p>14.60</text:p>
          </table:table-cell>
          <table:table-cell office:value-type="float" office:value="25.3558614253998" calcext:value-type="float">
            <text:p>25.36</text:p>
          </table:table-cell>
          <table:table-cell office:value-type="float" office:value="36.9381444454193" calcext:value-type="float">
            <text:p>36.9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8485827445984" calcext:value-type="float">
            <text:p>6.98</text:p>
          </table:table-cell>
          <table:table-cell office:value-type="float" office:value="8.53326106071472" calcext:value-type="float">
            <text:p>8.53</text:p>
          </table:table-cell>
          <table:table-cell office:value-type="float" office:value="7.88046598434448" calcext:value-type="float">
            <text:p>7.88</text:p>
          </table:table-cell>
          <table:table-cell office:value-type="float" office:value="10.0187842845917" calcext:value-type="float">
            <text:p>10.02</text:p>
          </table:table-cell>
          <table:table-cell office:value-type="float" office:value="10.555609703064" calcext:value-type="float">
            <text:p>10.56</text:p>
          </table:table-cell>
          <table:table-cell office:value-type="float" office:value="15.270099401474" calcext:value-type="float">
            <text:p>15.27</text:p>
          </table:table-cell>
          <table:table-cell office:value-type="float" office:value="27.1882750988007" calcext:value-type="float">
            <text:p>27.19</text:p>
          </table:table-cell>
          <table:table-cell office:value-type="float" office:value="39.876202583313" calcext:value-type="float">
            <text:p>39.88</text:p>
          </table:table-cell>
          <table:table-cell/>
        </table:table-row>
      </table:table>
      <table:table table:name="Sheet1" table:style-name="ta1">
        <table:shapes>
          <draw:frame draw:z-index="0" draw:style-name="gr1" draw:text-style-name="P1" svg:width="1125.72pt" svg:height="633.17pt" svg:x="322.07pt" svg:y="23.9pt">
            <loext:p draw:notify-on-update-of-ranges="Sheet1.A2:Sheet1.A2 Sheet1.A3:Sheet1.A34 Sheet1.B2:Sheet1.B2 Sheet1.B3:Sheet1.B34 Sheet1.A2:Sheet1.A2 Sheet1.A3:Sheet1.A34 Sheet1.C2:Sheet1.C2 Sheet1.C3:Sheet1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string" calcext:value-type="string">
            <text:p>60runs (ideal)</text:p>
          </table:table-cell>
          <table:table-cell table:style-name="Default" office:value-type="string" calcext:value-type="string">
            <text:p>60 ru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0*7.49133333333 /[.A3]" office:value-type="float" office:value="449.4799999998" calcext:value-type="float">
            <text:p>449.48</text:p>
          </table:table-cell>
          <table:table-cell office:value-type="float" office:value="449.477531909943" calcext:value-type="float">
            <text:p>449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0*7.49133333333 /[.A4]" office:value-type="float" office:value="224.7399999999" calcext:value-type="float">
            <text:p>224.74</text:p>
          </table:table-cell>
          <table:table-cell office:value-type="float" office:value="232.556087970734" calcext:value-type="float">
            <text:p>23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0*7.49133333333 /[.A5]" office:value-type="float" office:value="149.8266666666" calcext:value-type="float">
            <text:p>149.83</text:p>
          </table:table-cell>
          <table:table-cell office:value-type="float" office:value="160.917165279388" calcext:value-type="float">
            <text:p>16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0*7.49133333333 /[.A6]" office:value-type="float" office:value="112.36999999995" calcext:value-type="float">
            <text:p>112.37</text:p>
          </table:table-cell>
          <table:table-cell office:value-type="float" office:value="117.956480026245" calcext:value-type="float">
            <text:p>117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7.49133333333 /[.A7]" office:value-type="float" office:value="89.89599999996" calcext:value-type="float">
            <text:p>89.90</text:p>
          </table:table-cell>
          <table:table-cell office:value-type="float" office:value="96.9042325019836" calcext:value-type="float">
            <text:p>96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0*7.49133333333 /[.A8]" office:value-type="float" office:value="74.9133333333" calcext:value-type="float">
            <text:p>74.91</text:p>
          </table:table-cell>
          <table:table-cell office:value-type="float" office:value="83.0879049301148" calcext:value-type="float">
            <text:p>83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0*7.49133333333 /[.A9]" office:value-type="float" office:value="64.2114285714" calcext:value-type="float">
            <text:p>64.21</text:p>
          </table:table-cell>
          <table:table-cell office:value-type="float" office:value="73.5288932323456" calcext:value-type="float">
            <text:p>73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*7.49133333333 /[.A10]" office:value-type="float" office:value="56.184999999975" calcext:value-type="float">
            <text:p>5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*7.49133333333 /[.A11]" office:value-type="float" office:value="49.9422222222" calcext:value-type="float">
            <text:p>49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*7.49133333333 /[.A12]" office:value-type="float" office:value="44.94799999998" calcext:value-type="float">
            <text:p>44.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0*7.49133333333 /[.A13]" office:value-type="float" office:value="40.8618181818" calcext:value-type="float">
            <text:p>40.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0*7.49133333333 /[.A14]" office:value-type="float" office:value="37.45666666665" calcext:value-type="float">
            <text:p>37.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0*7.49133333333 /[.A15]" office:value-type="float" office:value="34.5753846153692" calcext:value-type="float">
            <text:p>34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0*7.49133333333 /[.A16]" office:value-type="float" office:value="32.1057142857" calcext:value-type="float">
            <text:p>32.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0*7.49133333333 /[.A17]" office:value-type="float" office:value="29.96533333332" calcext:value-type="float">
            <text:p>29.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0*7.49133333333 /[.A18]" office:value-type="float" office:value="28.0924999999875" calcext:value-type="float">
            <text:p>28.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60*7.49133333333 /[.A19]" office:value-type="float" office:value="26.4399999999882" calcext:value-type="float">
            <text:p>26.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60*7.49133333333 /[.A20]" office:value-type="float" office:value="24.9711111111" calcext:value-type="float">
            <text:p>24.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60*7.49133333333 /[.A21]" office:value-type="float" office:value="23.6568421052526" calcext:value-type="float">
            <text:p>23.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0*7.49133333333 /[.A22]" office:value-type="float" office:value="22.47399999999" calcext:value-type="float">
            <text:p>22.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60*7.49133333333 /[.A23]" office:value-type="float" office:value="21.4038095238" calcext:value-type="float">
            <text:p>21.4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0*7.49133333333 /[.A24]" office:value-type="float" office:value="20.4309090909" calcext:value-type="float">
            <text:p>20.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0*7.49133333333 /[.A25]" office:value-type="float" office:value="19.5426086956435" calcext:value-type="float">
            <text:p>19.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0*7.49133333333 /[.A26]" office:value-type="float" office:value="18.728333333325" calcext:value-type="float">
            <text:p>18.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60*7.49133333333 /[.A27]" office:value-type="float" office:value="17.979199999992" calcext:value-type="float">
            <text:p>17.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60*7.49133333333 /[.A28]" office:value-type="float" office:value="17.2876923076846" calcext:value-type="float">
            <text:p>17.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60*7.49133333333 /[.A29]" office:value-type="float" office:value="16.6474074074" calcext:value-type="float">
            <text:p>16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0*7.49133333333 /[.A30]" office:value-type="float" office:value="16.05285714285" calcext:value-type="float">
            <text:p>16.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0*7.49133333333 /[.A31]" office:value-type="float" office:value="15.4993103448207" calcext:value-type="float">
            <text:p>15.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0*7.49133333333 /[.A32]" office:value-type="float" office:value="14.98266666666" calcext:value-type="float">
            <text:p>14.9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0*7.49133333333 /[.A33]" office:value-type="float" office:value="14.4993548387032" calcext:value-type="float">
            <text:p>14.5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0*7.49133333333 /[.A34]" office:value-type="float" office:value="14.0462499999938" calcext:value-type="float">
            <text:p>14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5:47:31.589000000</meta:creation-date>
    <dc:date>2020-06-06T18:14:30.972000000</dc:date>
    <meta:editing-duration>PT1H55M33S</meta:editing-duration>
    <meta:editing-cycles>43</meta:editing-cycles>
    <meta:generator>LibreOffice/5.3.3.2$Windows_X86_64 LibreOffice_project/3d9a8b4b4e538a85e0782bd6c2d430bafe583448</meta:generator>
    <meta:document-statistic meta:table-count="3" meta:cell-count="2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14cm" svg:height="22.338cm" xlink:href=".." xlink:type="simple" chart:class="chart:scatter" chart:style-name="ch1">
        <chart:legend chart:legend-position="end" svg:x="36.306cm" svg:y="10.674cm" style:legend-expansion="high" chart:style-name="ch2"/>
        <chart:plot-area chart:style-name="ch3" table:cell-range-address="Sheet1.A2:Sheet1.C34" chart:data-source-has-labels="row" svg:x="0.794cm" svg:y="0.446cm" svg:width="34.718cm" svg:height="21.446cm">
          <chartooo:coordinate-region svg:x="2.262cm" svg:y="0.62cm" svg:width="32.97cm" svg:height="20.67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3:Sheet1.B34" chart:label-cell-address="Sheet1.B2:Sheet1.B2" chart:class="chart:scatter">
            <chart:domain table:cell-range-address="Sheet1.A3:Sheet1.A34"/>
            <chart:data-point chart:repeated="32"/>
          </chart:series>
          <chart:series chart:style-name="ch9" chart:values-cell-range-address="Sheet1.C3:Sheet1.C34" chart:label-cell-address="Sheet1.C2:Sheet1.C2" chart:class="chart:scatte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runs (ideal)</text:p>
                <draw:g>
                  <svg:desc>Sheet1.B2:Sheet1.B2</svg:desc>
                </draw:g>
              </table:table-cell>
              <table:table-cell office:value-type="string">
                <text:p>60 run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449.4799999998">
                <text:p>449.4799999998</text:p>
                <draw:g>
                  <svg:desc>Sheet1.B3:Sheet1.B34</svg:desc>
                </draw:g>
              </table:table-cell>
              <table:table-cell office:value-type="float" office:value="449.477531909943">
                <text:p>449.477531909943</text:p>
                <draw:g>
                  <svg:desc>Sheet1.C3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4.7399999999">
                <text:p>224.7399999999</text:p>
              </table:table-cell>
              <table:table-cell office:value-type="float" office:value="232.556087970734">
                <text:p>232.556087970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.8266666666">
                <text:p>149.8266666666</text:p>
              </table:table-cell>
              <table:table-cell office:value-type="float" office:value="160.917165279388">
                <text:p>160.91716527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.36999999995">
                <text:p>112.36999999995</text:p>
              </table:table-cell>
              <table:table-cell office:value-type="float" office:value="117.956480026245">
                <text:p>117.956480026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.89599999996">
                <text:p>89.89599999996</text:p>
              </table:table-cell>
              <table:table-cell office:value-type="float" office:value="96.9042325019836">
                <text:p>96.9042325019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.9133333333">
                <text:p>74.9133333333</text:p>
              </table:table-cell>
              <table:table-cell office:value-type="float" office:value="83.0879049301148">
                <text:p>83.0879049301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.2114285714">
                <text:p>64.2114285714</text:p>
              </table:table-cell>
              <table:table-cell office:value-type="float" office:value="73.5288932323456">
                <text:p>73.5288932323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184999999975">
                <text:p>56.18499999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.9422222222">
                <text:p>49.94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.94799999998">
                <text:p>44.947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8618181818">
                <text:p>40.86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.45666666665">
                <text:p>37.45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.5753846153692">
                <text:p>34.575384615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1057142857">
                <text:p>32.10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.96533333332">
                <text:p>29.965333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924999999875">
                <text:p>28.092499999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.4399999999882">
                <text:p>26.439999999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.9711111111">
                <text:p>24.97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6568421052526">
                <text:p>23.656842105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47399999999">
                <text:p>22.473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4038095238">
                <text:p>21.403809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.4309090909">
                <text:p>20.43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5426086956435">
                <text:p>19.542608695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.728333333325">
                <text:p>18.72833333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979199999992">
                <text:p>17.9791999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2876923076846">
                <text:p>17.28769230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6474074074">
                <text:p>16.64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05285714285">
                <text:p>16.0528571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4993103448207">
                <text:p>15.4993103448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98266666666">
                <text:p>14.982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4993548387032">
                <text:p>14.499354838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0462499999938">
                <text:p>14.0462499999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cm" svg:height="20.188cm" xlink:href=".." xlink:type="simple" chart:class="chart:scatter" chart:style-name="ch1">
        <chart:legend chart:legend-position="end" svg:x="34.916cm" svg:y="8.931cm" style:legend-expansion="high" chart:style-name="ch2"/>
        <chart:plot-area chart:style-name="ch3" table:cell-range-address="Sheet1_2.A2:Sheet1_2.J2 Sheet1_2.A4:Sheet1_2.J4 Sheet1_2.A6:Sheet1_2.J6 Sheet1_2.A8:Sheet1_2.J8 Sheet1_2.A12:Sheet1_2.J12 Sheet1_2.A16:Sheet1_2.J16" chart:data-source-has-labels="both" svg:x="0.732cm" svg:y="0.403cm" svg:width="33.452cm" svg:height="19.382cm">
          <chartooo:coordinate-region svg:x="2.015cm" svg:y="0.576cm" svg:width="31.889cm" svg:height="18.615cm"/>
          <chart:axis chart:dimension="x" chart:name="primary-x" chart:style-name="ch4" chartooo:axis-type="auto">
            <chart:categories table:cell-range-address="Sheet1_2.B2:Sheet1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4:Sheet1_2.J4" chart:label-cell-address="Sheet1_2.A4:Sheet1_2.A4" chart:class="chart:scatter">
            <chart:domain table:cell-range-address="Sheet1_2.B2:Sheet1_2.J2"/>
            <chart:data-point chart:repeated="9"/>
          </chart:series>
          <chart:series chart:style-name="ch8" chart:values-cell-range-address="Sheet1_2.B6:Sheet1_2.J6" chart:label-cell-address="Sheet1_2.A6:Sheet1_2.A6" chart:class="chart:scatter">
            <chart:data-point chart:repeated="9"/>
          </chart:series>
          <chart:series chart:style-name="ch9" chart:values-cell-range-address="Sheet1_2.B8:Sheet1_2.J8" chart:label-cell-address="Sheet1_2.A8:Sheet1_2.A8" chart:class="chart:scatter">
            <chart:data-point chart:repeated="9"/>
          </chart:series>
          <chart:series chart:style-name="ch10" chart:values-cell-range-address="Sheet1_2.B12:Sheet1_2.J12" chart:label-cell-address="Sheet1_2.A12:Sheet1_2.A12" chart:class="chart:scatter">
            <chart:data-point chart:repeated="9"/>
          </chart:series>
          <chart:series chart:style-name="ch11" chart:values-cell-range-address="Sheet1_2.B16:Sheet1_2.J16" chart:label-cell-address="Sheet1_2.A16:Sheet1_2.A1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_2.B2:Sheet1_2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_2.A4:Sheet1_2.A4</svg:desc>
                </draw:g>
              </table:table-cell>
              <table:table-cell office:value-type="float" office:value="7.31773734092712">
                <text:p>7.31773734092712</text:p>
                <draw:g>
                  <svg:desc>Sheet1_2.B4:Sheet1_2.J4</svg:desc>
                </draw:g>
              </table:table-cell>
              <table:table-cell office:value-type="float" office:value="18.7211608886719">
                <text:p>18.7211608886719</text:p>
              </table:table-cell>
              <table:table-cell office:value-type="float" office:value="34.6288979053497">
                <text:p>34.6288979053497</text:p>
              </table:table-cell>
              <table:table-cell office:value-type="float" office:value="47.9199917316437">
                <text:p>47.9199917316437</text:p>
              </table:table-cell>
              <table:table-cell office:value-type="float" office:value="76.9404544830322">
                <text:p>76.9404544830322</text:p>
              </table:table-cell>
              <table:table-cell office:value-type="float" office:value="168.237868785858">
                <text:p>168.237868785858</text:p>
              </table:table-cell>
              <table:table-cell office:value-type="float" office:value="316.682108163834">
                <text:p>316.682108163834</text:p>
              </table:table-cell>
              <table:table-cell office:value-type="float" office:value="480.661802768707">
                <text:p>480.661802768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_2.A6:Sheet1_2.A6</svg:desc>
                </draw:g>
              </table:table-cell>
              <table:table-cell office:value-type="float" office:value="8.66976761817932">
                <text:p>8.66976761817932</text:p>
                <draw:g>
                  <svg:desc>Sheet1_2.B6:Sheet1_2.J6</svg:desc>
                </draw:g>
              </table:table-cell>
              <table:table-cell office:value-type="float" office:value="7.71683096885681">
                <text:p>7.71683096885681</text:p>
              </table:table-cell>
              <table:table-cell office:value-type="float" office:value="10.2712635993958">
                <text:p>10.2712635993958</text:p>
              </table:table-cell>
              <table:table-cell office:value-type="float" office:value="23.2292377948761">
                <text:p>23.2292377948761</text:p>
              </table:table-cell>
              <table:table-cell office:value-type="float" office:value="25.546168088913">
                <text:p>25.546168088913</text:p>
              </table:table-cell>
              <table:table-cell office:value-type="float" office:value="43.9990746974945">
                <text:p>43.9990746974945</text:p>
              </table:table-cell>
              <table:table-cell office:value-type="float" office:value="85.9071164131165">
                <text:p>85.9071164131165</text:p>
              </table:table-cell>
              <table:table-cell office:value-type="float" office:value="126.602363109589">
                <text:p>126.602363109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Sheet1_2.A8:Sheet1_2.A8</svg:desc>
                </draw:g>
              </table:table-cell>
              <table:table-cell office:value-type="float" office:value="8.11076331138611">
                <text:p>8.11076331138611</text:p>
                <draw:g>
                  <svg:desc>Sheet1_2.B8:Sheet1_2.J8</svg:desc>
                </draw:g>
              </table:table-cell>
              <table:table-cell office:value-type="float" office:value="7.78544425964356">
                <text:p>7.78544425964356</text:p>
              </table:table-cell>
              <table:table-cell office:value-type="float" office:value="8.83989071846008">
                <text:p>8.83989071846008</text:p>
              </table:table-cell>
              <table:table-cell office:value-type="float" office:value="10.1910948753357">
                <text:p>10.1910948753357</text:p>
              </table:table-cell>
              <table:table-cell office:value-type="float" office:value="17.9309556484222">
                <text:p>17.9309556484222</text:p>
              </table:table-cell>
              <table:table-cell office:value-type="float" office:value="25.248176574707">
                <text:p>25.248176574707</text:p>
              </table:table-cell>
              <table:table-cell office:value-type="float" office:value="45.822979927063">
                <text:p>45.822979927063</text:p>
              </table:table-cell>
              <table:table-cell office:value-type="float" office:value="70.0195863246918">
                <text:p>70.019586324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Sheet1_2.A12:Sheet1_2.A12</svg:desc>
                </draw:g>
              </table:table-cell>
              <table:table-cell office:value-type="float" office:value="7.26478481292725">
                <text:p>7.26478481292725</text:p>
                <draw:g>
                  <svg:desc>Sheet1_2.B12:Sheet1_2.J12</svg:desc>
                </draw:g>
              </table:table-cell>
              <table:table-cell office:value-type="float" office:value="9.14463782310486">
                <text:p>9.14463782310486</text:p>
              </table:table-cell>
              <table:table-cell office:value-type="float" office:value="8.07194995880127">
                <text:p>8.07194995880127</text:p>
              </table:table-cell>
              <table:table-cell office:value-type="float" office:value="10.6748781204224">
                <text:p>10.6748781204224</text:p>
              </table:table-cell>
              <table:table-cell office:value-type="float" office:value="10.6790103912354">
                <text:p>10.6790103912354</text:p>
              </table:table-cell>
              <table:table-cell office:value-type="float" office:value="20.5595805644989">
                <text:p>20.5595805644989</text:p>
              </table:table-cell>
              <table:table-cell office:value-type="float" office:value="30.8513419628143">
                <text:p>30.8513419628143</text:p>
              </table:table-cell>
              <table:table-cell office:value-type="float" office:value="44.6516883373261">
                <text:p>44.6516883373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Sheet1_2.A16:Sheet1_2.A16</svg:desc>
                </draw:g>
              </table:table-cell>
              <table:table-cell office:value-type="float" office:value="7.35195016860962">
                <text:p>7.35195016860962</text:p>
                <draw:g>
                  <svg:desc>Sheet1_2.B16:Sheet1_2.J16</svg:desc>
                </draw:g>
              </table:table-cell>
              <table:table-cell office:value-type="float" office:value="9.02227735519409">
                <text:p>9.02227735519409</text:p>
              </table:table-cell>
              <table:table-cell office:value-type="float" office:value="8.15939283370972">
                <text:p>8.15939283370972</text:p>
              </table:table-cell>
              <table:table-cell office:value-type="float" office:value="9.52484154701233">
                <text:p>9.52484154701233</text:p>
              </table:table-cell>
              <table:table-cell office:value-type="float" office:value="10.2180941104889">
                <text:p>10.2180941104889</text:p>
              </table:table-cell>
              <table:table-cell office:value-type="float" office:value="14.4438331127167">
                <text:p>14.4438331127167</text:p>
              </table:table-cell>
              <table:table-cell office:value-type="float" office:value="28.5001559257507">
                <text:p>28.5001559257507</text:p>
              </table:table-cell>
              <table:table-cell office:value-type="float" office:value="36.3321528434753">
                <text:p>36.33215284347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cm" svg:height="20.188cm" xlink:href=".." xlink:type="simple" chart:class="chart:scatter" chart:row-mapping="" chart:style-name="ch1">
        <chart:legend chart:legend-position="end" svg:x="34.916cm" svg:y="8.931cm" style:legend-expansion="high" chart:style-name="ch2"/>
        <chart:plot-area chart:style-name="ch3" table:cell-range-address="Sheet1_2_2.B2:Sheet1_2_2.J2 Sheet1_2_2.A4:Sheet1_2_2.J4 Sheet1_2_2.A6:Sheet1_2_2.J6 Sheet1_2_2.A8:Sheet1_2_2.J8 Sheet1_2_2.A12:Sheet1_2_2.J12 Sheet1_2_2.A16:Sheet1_2_2.J16" chart:data-source-has-labels="both" svg:x="0.732cm" svg:y="0.403cm" svg:width="33.452cm" svg:height="19.382cm">
          <chartooo:coordinate-region svg:x="2.015cm" svg:y="0.576cm" svg:width="31.797cm" svg:height="18.615cm"/>
          <chart:axis chart:dimension="x" chart:name="primary-x" chart:style-name="ch4" chartooo:axis-type="auto">
            <chart:categories table:cell-range-address="Sheet1_2_2.B2:Sheet1_2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B4:Sheet1_2_2.J4" chart:label-cell-address="Sheet1_2_2.A4:Sheet1_2_2.A4" chart:class="chart:scatter">
            <chart:domain table:cell-range-address="Sheet1_2_2.B2:Sheet1_2_2.J2"/>
            <chart:data-point chart:repeated="9"/>
          </chart:series>
          <chart:series chart:style-name="ch8" chart:values-cell-range-address="Sheet1_2_2.B6:Sheet1_2_2.J6" chart:label-cell-address="Sheet1_2_2.A6:Sheet1_2_2.A6" chart:class="chart:scatter">
            <chart:data-point chart:repeated="9"/>
          </chart:series>
          <chart:series chart:style-name="ch9" chart:values-cell-range-address="Sheet1_2_2.B8:Sheet1_2_2.J8" chart:label-cell-address="Sheet1_2_2.A8:Sheet1_2_2.A8" chart:class="chart:scatter">
            <chart:data-point chart:repeated="9"/>
          </chart:series>
          <chart:series chart:style-name="ch10" chart:values-cell-range-address="Sheet1_2_2.B12:Sheet1_2_2.J12" chart:label-cell-address="Sheet1_2_2.A12:Sheet1_2_2.A12" chart:class="chart:scatter">
            <chart:data-point chart:repeated="9"/>
          </chart:series>
          <chart:series chart:style-name="ch11" chart:values-cell-range-address="Sheet1_2_2.B16:Sheet1_2_2.J16" chart:label-cell-address="Sheet1_2_2.A16:Sheet1_2_2.A1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Sheet1_2_2.A4:Sheet1_2_2.A4</svg:desc>
                </draw:g>
              </table:table-cell>
              <table:table-cell office:value-type="float" office:value="80.2522435188294">
                <text:p>80.2522435188294</text:p>
                <draw:g>
                  <svg:desc>Sheet1_2_2.B4:Sheet1_2_2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_2_2.A6:Sheet1_2_2.A6</svg:desc>
                </draw:g>
              </table:table-cell>
              <table:table-cell office:value-type="float" office:value="26.5154900550842">
                <text:p>26.5154900550842</text:p>
                <draw:g>
                  <svg:desc>Sheet1_2_2.B6:Sheet1_2_2.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Sheet1_2_2.A8:Sheet1_2_2.A8</svg:desc>
                </draw:g>
              </table:table-cell>
              <table:table-cell office:value-type="float" office:value="19.9286046028137">
                <text:p>19.9286046028137</text:p>
                <draw:g>
                  <svg:desc>Sheet1_2_2.B8:Sheet1_2_2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Sheet1_2_2.A12:Sheet1_2_2.A12</svg:desc>
                </draw:g>
              </table:table-cell>
              <table:table-cell office:value-type="float" office:value="17.2284696102142">
                <text:p>17.2284696102142</text:p>
                <draw:g>
                  <svg:desc>Sheet1_2_2.B12:Sheet1_2_2.J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Sheet1_2_2.A16:Sheet1_2_2.A16</svg:desc>
                </draw:g>
              </table:table-cell>
              <table:table-cell office:value-type="float" office:value="15.0831563472748">
                <text:p>15.0831563472748</text:p>
                <draw:g>
                  <svg:desc>Sheet1_2_2.B16:Sheet1_2_2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